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rsid="001d7ba0" officeooo:paragraph-rsid="001d7ba0"/>
    </style:style>
    <style:style style:name="P3" style:family="paragraph" style:parent-style-name="Standard">
      <style:text-properties officeooo:paragraph-rsid="001d7ba0"/>
    </style:style>
    <style:style style:name="P4" style:family="paragraph" style:parent-style-name="Standard">
      <style:text-properties officeooo:rsid="0020a9b5" officeooo:paragraph-rsid="0020a9b5"/>
    </style:style>
    <style:style style:name="T1" style:family="text">
      <style:text-properties officeooo:rsid="001d7ba0"/>
    </style:style>
    <style:style style:name="T2" style:family="text">
      <style:text-properties officeooo:rsid="001ebdd1"/>
    </style:style>
    <style:style style:name="T3" style:family="text">
      <style:text-properties officeooo:rsid="0020a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4">2.YAZ “sayi giriniz”</text:p>
      <text:p text:style-name="P4">3. OKU sayi</text:p>
      <text:p text:style-name="P2"><text:span text:style-name="T3">4.</text:span>sayac = 1</text:p>
      <text:p text:style-name="P3"><text:span text:style-name="T3">5.. sayac = sayac+1</text:span></text:p>
      <text:p text:style-name="P3"><text:span text:style-name="T3">6. toplam =+ sayi</text:span></text:p>
      <text:p text:style-name="P3"><text:span text:style-name="T3">7. sayac= 3 olana kadar adım 4 e git</text:span></text:p>
      <text:p text:style-name="P4">8. YAZ toplam</text:p>
      <text:p text:style-name="P2"><text:span text:style-name="T2">7</text:span>. biti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4T15:32:08.881157847</dc:date>
    <meta:editing-duration>PT1H22M24S</meta:editing-duration>
    <meta:editing-cycles>3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33" meta:character-count="143" meta:non-whitespace-character-count="119"/>
  </office:meta>
</office:document-meta>
</file>